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style="italic" officeooo:rsid="0014fa0d" officeooo:paragraph-rsid="0014fa0d" style:font-style-asian="italic" style:font-style-complex="italic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163df2"/>
    </style:style>
    <style:style style:name="P8" style:family="paragraph" style:parent-style-name="Standard" style:list-style-name="L2">
      <style:paragraph-properties fo:text-align="justify" style:justify-single-word="false"/>
      <style:text-properties officeooo:paragraph-rsid="0017e36f"/>
    </style:style>
    <style:style style:name="P9" style:family="paragraph" style:parent-style-name="Standard" style:list-style-name="L3"/>
    <style:style style:name="P10" style:family="paragraph" style:parent-style-name="Standard" style:list-style-name="L3">
      <style:text-properties officeooo:paragraph-rsid="00193d68"/>
    </style:style>
    <style:style style:name="P11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officeooo:paragraph-rsid="001c36ba"/>
    </style:style>
    <style:style style:name="P12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officeooo:paragraph-rsid="001d6d03"/>
    </style:style>
    <style:style style:name="P13" style:family="paragraph" style:parent-style-name="Standard" style:list-style-name="L2">
      <style:paragraph-properties fo:margin-left="0.9846in" fo:margin-right="0in" fo:text-indent="-0.25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/>
    </style:style>
    <style:style style:name="T3" style:family="text">
      <style:text-properties officeooo:rsid="001478cb"/>
    </style:style>
    <style:style style:name="T4" style:family="text">
      <style:text-properties officeooo:rsid="00163df2"/>
    </style:style>
    <style:style style:name="T5" style:family="text">
      <style:text-properties officeooo:rsid="00176912"/>
    </style:style>
    <style:style style:name="T6" style:family="text">
      <style:text-properties officeooo:rsid="0017e36f"/>
    </style:style>
    <style:style style:name="T7" style:family="text">
      <style:text-properties style:font-name="sans-serif" fo:font-size="11.25pt" officeooo:rsid="00193d68"/>
    </style:style>
    <style:style style:name="T8" style:family="text">
      <style:text-properties fo:color="#ff0000"/>
    </style:style>
    <style:style style:name="T9" style:family="text">
      <style:text-properties style:use-window-font-color="true" officeooo:rsid="001a88fa"/>
    </style:style>
    <style:style style:name="T10" style:family="text">
      <style:text-properties officeooo:rsid="001c36ba"/>
    </style:style>
    <style:style style:name="T11" style:family="text">
      <style:text-properties style:font-name="serif" fo:font-size="10.5pt" fo:font-weight="bold" officeooo:rsid="001c36ba" style:font-weight-asian="bold" style:font-weight-complex="bold"/>
    </style:style>
    <style:style style:name="T12" style:family="text">
      <style:text-properties style:font-name="serif" fo:font-size="10.5pt" fo:font-weight="normal" officeooo:rsid="001c36ba" style:font-weight-asian="normal" style:font-weight-complex="normal"/>
    </style:style>
    <style:style style:name="T13" style:family="text">
      <style:text-properties style:font-name="serif" fo:font-size="10.5pt" fo:font-weight="normal" officeooo:rsid="001d6d03" style:font-weight-asian="normal" style:font-weight-complex="normal"/>
    </style:style>
    <style:style style:name="T14" style:family="text">
      <style:text-properties officeooo:rsid="0020ed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есь должно быть название</text:p>
      <text:h text:style-name="Heading_20_1" text:outline-level="1">Введение</text:h>
      <text:p text:style-name="P1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P4">Цель, актуальность, план следующего изложения.</text:p>
      <text:p text:style-name="Standard"/>
      <text:p text:style-name="P3">Необходимость постановки <text:span text:style-name="T2">опыта</text:span> <text:span text:style-name="T1">(или эксперимента)</text:span> над системой (под системой понимается совокупность объектов, функционирующих и взаимодействуюищих друг с другом для достижения определённой цели – <text:span text:style-name="T1">в [2] написано, что такое определение даётся в [Шмидт, Тэйлор, 1970]</text:span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вообще либо не существовать, либо после эксперимента будет невозможным её возвращение в начальное состояние, а во-вторых, опыт над реально существующей системой может оказаться слишком затратным. В таких случаях можно смоделировать опыт: построить модель – <text:span text:style-name="T2">упрощённый вариант системы</text:span> – и провести эксперимент уже над моделью.</text:p>
      <text:p text:style-name="P2">сказать, что моделирование может быть физическим, аналитическим, но мы будем рассматривать имитационное</text:p>
      <text:p text:style-name="P2">фраза о том, что без инструмента визуализации моделирование невозможно.</text:p>
      <text:h text:style-name="Heading_20_1" text:outline-level="1">Формирование требований</text:h>
      <text:p text:style-name="P3">Основными требованиями, предъявляемыми к системе, являются:</text:p>
      <text:list xml:id="list1941346381" text:style-name="L1">
        <text:list-item>
          <text:p text:style-name="P5">открытость</text:p>
        </text:list-item>
        <text:list-item>
          <text:p text:style-name="P5">адекватность проблемной области</text:p>
        </text:list-item>
      </text:list>
      <text:p text:style-name="P3">Свойство открытости включает в себя:</text:p>
      <text:list xml:id="list996910931" text:style-name="L2">
        <text:list-item>
          <text:p text:style-name="P6">Масштабируемость – система должна быть готова к изменениям, связанным с включением поддержки новых <text:span text:style-name="T2">форматов</text:span>, ранее не предусмотренных системой, т.к. требуется создание универсального инструмента, способного <text:span text:style-name="T2">визуализировать различные модели клеточных автоматов</text:span>.</text:p>
          <text:p text:style-name="P7"><text:span text:style-name="T4">Добавление новых или изменения старых, которые при этом не затрагивали бы другие части системы.</text:span></text:p>
          <text:p text:style-name="P7"><text:span text:style-name="T5">T</text:span><text:span text:style-name="T4">o provide for change – typically enhancements – while minimizing impact to existing system functions.</text:span></text:p>
        </text:list-item>
        <text:list-item>
          <text:p text:style-name="P6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  <text:p text:style-name="P8"><text:span text:style-name="T6">Переносимость бывает разной для разных компонентов системы </text:span><text:span text:style-name="T10">[3, page 27]:</text:span></text:p>
        </text:list-item>
        <text:list-item>
          <text:p text:style-name="P11"><text:span text:style-name="T10">Source code: компоненты должны собираться и запускаться на разных платформах.</text:span></text:p>
        </text:list-item>
        <text:list-item>
          <text:p text:style-name="P13"><text:span text:style-name="T10">Data portability: </text:span>The ability to move stored data from one application platform to another is fundamental to achieving the objective of application portability. </text:p>
        </text:list-item>
        <text:list-item>
          <text:p text:style-name="P12"><text:span text:style-name="T13">User portability ???</text:span></text:p>
        </text:list-item>
        <text:list-item>
          <text:p text:style-name="P6">Интероперабельность – способность компонентов системы взаимодействовать между собой. (взимодействие с системой моделирования?)</text:p>
          <text:p text:style-name="P6">Application Software Interoperability and Application Platform Interoperability</text:p>
        </text:list-item>
        <text:list-item>
          <text:p text:style-name="P6"><text:soft-page-break/>Дружественность интерфейса</text:p>
          <text:list>
            <text:list-item>
              <text:p text:style-name="P6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6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p text:style-name="P3"/>
      <text:p text:style-name="P3">* Гибкость -- слои и сборка из слоёв.</text:p>
      <text:p text:style-name="P3">* Интерактивность (часть пользовательского интерфейса, часть адекватности)</text:p>
      <text:p text:style-name="P3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Standard"/>
      <text:p text:style-name="Standard">Статистически-обощённые режимы и режим наподобии микроскопа.</text:p>
      <text:p text:style-name="Standard"/>
      <text:p text:style-name="Standard"/>
      <text:p text:style-name="Standard"/>
      <text:h text:style-name="Heading_20_1" text:outline-level="1">Обзор существующих систем</text:h>
      <text:p text:style-name="Standard">* обзор ~20 систем по одной форме (gnuplot, octave).</text:p>
      <text:p text:style-name="Standard">* вывод, что ни одна система не соответствует в полной мере требованиям.</text:p>
      <text:p text:style-name="Standard"/>
      <text:p text:style-name="Standard"/>
      <text:h text:style-name="Heading_20_1" text:outline-level="1">Описание своей системы / <text:span text:style-name="T3">Aрхитектура</text:span></text:h>
      <text:p text:style-name="Standard"/>
      <text:p text:style-name="Standard"/>
      <text:p text:style-name="Standard"/>
      <text:h text:style-name="Heading_20_1" text:outline-level="1">Приложение/Пользователские функции</text:h>
      <text:p text:style-name="Standard"/>
      <text:p text:style-name="Standard"/>
      <text:h text:style-name="Heading_20_1" text:outline-level="1">Литература</text:h>
      <text:list xml:id="list228843535" text:style-name="L3">
        <text:list-item>
          <text:p text:style-name="P9"><text:a xlink:type="simple" xlink:href="http://www.osp.ru/os/1995/06/178768/">http://www.osp.ru/os/1995/06/178768/</text:a> - сво-ва открытых систем</text:p>
        </text:list-item>
        <text:list-item>
          <text:p text:style-name="P9">Аверилл М. Лоу, В. Дэвид Кельтон "Имитационное моделирование"</text:p>
        </text:list-item>
        <text:list-item>
          <text:p text:style-name="P10"><text:a xlink:type="simple" xlink:href="http://vsevteme.ru/attachments/show?content=7461"><text:span text:style-name="T7">http://vsevteme.ru/attachments/show?content=7461</text:span></text:a><text:span text:style-name="T7"> - IEEE Std 1003.0-1995 </text:span>IEEE Guide to the POSIX® Open System Environment (OSE) <text:span text:style-name="T8">!!! </text:span><text:span text:style-name="T9">+ определения на ~20 стр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7:04:54</meta:creation-date>
    <dc:date>2013-04-03T01:19:40</dc:date>
    <meta:editing-duration>PT1H46M42S</meta:editing-duration>
    <meta:editing-cycles>40</meta:editing-cycles>
    <meta:generator>LibreOffice/3.6$Linux_X86_64 LibreOffice_project/360m1$Build-2</meta:generator>
    <meta:document-statistic meta:table-count="0" meta:image-count="0" meta:object-count="0" meta:page-count="2" meta:paragraph-count="38" meta:word-count="499" meta:character-count="3896" meta:non-whitespace-character-count="3451"/>
  </office:meta>
</office:document-meta>
</file>